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 style:data-style-name="N1"/>
    <style:style style:name="ce5" style:family="table-cell" style:parent-style-name="Normal_5f_GalenHos" style:data-style-name="N1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CuposAsignados" table:style-name="ta1" table:print="false">
        <office:forms form:automatic-focus="false" form:apply-design-mode="false"/>
        <table:table-column table:style-name="co1" table:number-columns-repeated="6" table:default-cell-style-name="Normal_5f_GalenHos"/>
        <table:table-column table:style-name="co2" table:default-cell-style-name="ce4"/>
        <table:table-column table:style-name="co1" table:number-columns-repeated="249" table:default-cell-style-name="Normal_5f_GalenHos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Reporte de Cupos Asignados Por Consultorio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Fecha Desde</text:p>
          </table:table-cell>
          <table:table-cell table:number-columns-repeated="2"/>
          <table:table-cell office:value-type="string">
            <text:p>Fecha Hasta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table:number-columns-spanned="5" table:number-rows-spanned="1">
            <text:p>Servicio</text:p>
          </table:table-cell>
          <table:covered-table-cell table:number-columns-repeated="4" table:style-name="ce2"/>
          <table:table-cell table:style-name="ce5" office:value-type="string">
            <text:p>Cupos</text:p>
          </table:table-cell>
          <table:table-cell table:number-columns-repeated="249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10485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1.251cm" fo:margin-left="0.4cm" fo:margin-right="1.401cm" fo:margin-bottom="1.1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1.1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2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posAsignados" style:display-name="PageStyle_CuposAsignado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27:58.81</dc:date>
    <meta:generator>OpenOffice/4.0.0$Win32 OpenOffice.org_project/400m3$Build-9702</meta:generator>
    <meta:editing-duration>PT4M56S</meta:editing-duration>
    <meta:editing-cycles>2</meta:editing-cycles>
    <dc:creator>SisGalenPlus </dc:creator>
    <meta:document-statistic meta:table-count="4" meta:cell-count="5" meta:object-count="0"/>
  </office:meta>
</office:document-meta>
</file>